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87893E0A64A02E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553cm, 2.619cm, 13.707cm, 7.4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345cm" svg:height="11.5cm" svg:x="0.3cm" svg:y="0.3cm">
          <draw:image xlink:href="Pictures/10000000000005E8000007E0187893E0A64A02E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19:40.011322905</dc:date>
    <meta:editing-duration>PT2M5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